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hlavičkaVOP" style:master-page-name="MPF0" style:family="paragraph">
      <style:paragraph-properties fo:text-align="start" fo:margin-right="-0.0013in">
        <style:tab-stops>
          <style:tab-stop style:type="left" style:position="0in"/>
        </style:tab-stops>
      </style:paragraph-properties>
    </style:style>
    <style:style style:name="P4" style:parent-style-name="hlavičkaVOP2" style:family="paragraph">
      <style:paragraph-properties fo:margin-right="-0.0013in">
        <style:tab-stops>
          <style:tab-stop style:type="left" style:position="3.4458in"/>
          <style:tab-stop style:type="left" style:position="6.2986in"/>
        </style:tab-stops>
      </style:paragraph-properties>
    </style:style>
    <style:style style:name="P5" style:parent-style-name="datumaznačka" style:family="paragraph">
      <style:paragraph-properties fo:text-align="end"/>
    </style:style>
    <style:style style:name="P6" style:parent-style-name="datumaznačka" style:family="paragraph">
      <style:paragraph-properties fo:text-align="center"/>
    </style:style>
    <style:style style:name="P7" style:parent-style-name="datumaznačka" style:family="paragraph">
      <style:paragraph-properties fo:text-align="center"/>
    </style:style>
    <style:style style:name="P8" style:parent-style-name="datumaznačka" style:family="paragraph">
      <style:paragraph-properties fo:text-align="end" fo:text-indent="-0.8861in"/>
    </style:style>
    <style:style style:name="T9" style:parent-style-name="Standardnípísmoodstavce" style:family="text">
      <style:text-properties fo:font-weight="bold" style:font-weight-asian="bold"/>
    </style:style>
    <style:style style:name="T10" style:parent-style-name="Standardnípísmoodstavce" style:family="text">
      <style:text-properties fo:font-weight="bold" style:font-weight-asian="bold"/>
    </style:style>
    <style:style style:name="T11" style:parent-style-name="Standardnípísmoodstavce" style:family="text">
      <style:text-properties fo:font-weight="bold" style:font-weight-asian="bold"/>
    </style:style>
    <style:style style:name="T12" style:parent-style-name="Standardnípísmoodstavce" style:family="text">
      <style:text-properties fo:font-weight="bold" style:font-weight-asian="bold"/>
    </style:style>
    <style:style style:name="T13" style:parent-style-name="Standardnípísmoodstavce" style:family="text">
      <style:text-properties fo:font-weight="bold" style:font-weight-asian="bold"/>
    </style:style>
    <style:style style:name="T14" style:parent-style-name="Standardnípísmoodstavce" style:family="text">
      <style:text-properties fo:font-style="italic" style:font-style-asian="italic"/>
    </style:style>
    <style:style style:name="T15" style:parent-style-name="Standardnípísmoodstavce" style:family="text">
      <style:text-properties fo:font-style="italic" style:font-style-asian="italic"/>
    </style:style>
    <style:style style:name="T16" style:parent-style-name="Značkapozn.podčarou" style:family="text">
      <style:text-properties fo:font-style="italic" style:font-style-asian="italic"/>
    </style:style>
    <style:style style:name="T17" style:parent-style-name="Standardnípísmoodstavce" style:family="text">
      <style:text-properties fo:language="cs" fo:country="CZ"/>
    </style:style>
    <style:style style:name="T18" style:parent-style-name="Hypertextovýodkaz" style:family="text">
      <style:text-properties fo:font-size="9pt" style:font-size-asian="9pt" fo:language="cs" fo:country="CZ"/>
    </style:style>
    <style:style style:name="T19" style:parent-style-name="Standardnípísmoodstavce" style:family="text">
      <style:text-properties fo:language="cs" fo:country="CZ"/>
    </style:style>
    <style:style style:name="T20" style:parent-style-name="Standardnípísmoodstavce" style:family="text">
      <style:text-properties fo:font-style="italic" style:font-style-asian="italic"/>
    </style:style>
    <style:style style:name="P21"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22" style:parent-style-name="Základnítextodsazený" style:family="paragraph">
      <style:paragraph-properties fo:text-indent="0.4916in"/>
    </style:style>
    <style:style style:name="T23" style:parent-style-name="Standardnípísmoodstavce" style:family="text">
      <style:text-properties fo:font-weight="bold" style:font-weight-asian="bold"/>
    </style:style>
    <style:style style:name="T24" style:parent-style-name="Standardnípísmoodstavce" style:family="text">
      <style:text-properties fo:font-weight="bold" style:font-weight-asian="bold"/>
    </style:style>
    <style:style style:name="P25" style:parent-style-name="Základnítextodsazený" style:family="paragraph">
      <style:paragraph-properties fo:text-indent="0in"/>
    </style:style>
    <style:style style:name="T26" style:parent-style-name="Standardnípísmoodstavce" style:family="text">
      <style:text-properties fo:font-weight="bold" style:font-weight-asian="bold" fo:color="#0070C0" style:text-underline-type="single" style:text-underline-style="solid" style:text-underline-width="auto" style:text-underline-mode="continuous"/>
    </style:style>
    <style:style style:name="P27" style:parent-style-name="Základnítextodsazený" style:family="paragraph">
      <style:paragraph-properties fo:text-indent="0.4916in"/>
    </style:style>
    <style:style style:name="T28" style:parent-style-name="Standardnípísmoodstavce" style:family="text">
      <style:text-properties fo:font-weight="bold" style:font-weight-asian="bold"/>
    </style:style>
    <style:style style:name="P29"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30" style:parent-style-name="Základnítextodsazený" style:family="paragraph">
      <style:paragraph-properties fo:text-indent="0.4916in"/>
    </style:style>
    <style:style style:name="T31" style:parent-style-name="Standardnípísmoodstavce" style:family="text">
      <style:text-properties fo:font-weight="bold" style:font-weight-asian="bold"/>
    </style:style>
    <style:style style:name="P32"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33" style:parent-style-name="Základnítextodsazený" style:family="paragraph">
      <style:paragraph-properties fo:text-indent="0.4916in"/>
    </style:style>
    <style:style style:name="T34" style:parent-style-name="Standardnípísmoodstavce" style:family="text">
      <style:text-properties fo:font-weight="bold" style:font-weight-asian="bold"/>
    </style:style>
    <style:style style:name="P35"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36" style:parent-style-name="Základnítextodsazený" style:family="paragraph">
      <style:paragraph-properties fo:text-indent="0.4916in"/>
    </style:style>
    <style:style style:name="T37" style:parent-style-name="Standardnípísmoodstavce" style:family="text">
      <style:text-properties fo:font-style="italic" style:font-style-asian="italic"/>
    </style:style>
    <style:style style:name="T38" style:parent-style-name="Standardnípísmoodstavce" style:family="text">
      <style:text-properties fo:font-style="italic" style:font-style-asian="italic"/>
    </style:style>
    <style:style style:name="T39" style:parent-style-name="Standardnípísmoodstavce" style:family="text">
      <style:text-properties fo:font-weight="bold" style:font-weight-asian="bold"/>
    </style:style>
    <style:style style:name="P40"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41" style:parent-style-name="Základnítextodsazený" style:family="paragraph">
      <style:paragraph-properties fo:text-indent="0.4916in"/>
    </style:style>
    <style:style style:name="T42" style:parent-style-name="Standardnípísmoodstavce" style:family="text">
      <style:text-properties fo:font-weight="bold" style:font-weight-asian="bold"/>
    </style:style>
    <style:style style:name="P43" style:parent-style-name="Základnítextodsazený" style:family="paragraph">
      <style:paragraph-properties fo:text-indent="0.4916in"/>
      <style:text-properties fo:font-weight="bold" style:font-weight-asian="bold"/>
    </style:style>
    <style:style style:name="P44" style:parent-style-name="Základnítextodsazený" style:family="paragraph">
      <style:paragraph-properties fo:text-indent="0.4916in"/>
      <style:text-properties fo:font-weight="bold" style:font-weight-asian="bold"/>
    </style:style>
    <style:style style:name="P45" style:parent-style-name="Základnítextodsazený" style:family="paragraph">
      <style:paragraph-properties fo:text-indent="0.4916in"/>
      <style:text-properties fo:font-weight="bold" style:font-weight-asian="bold"/>
    </style:style>
    <style:style style:name="P46"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T47" style:parent-style-name="Standardnípísmoodstavce" style:family="text">
      <style:text-properties fo:language="cs" fo:country="CZ"/>
    </style:style>
    <style:style style:name="T48" style:parent-style-name="Standardnípísmoodstavce" style:family="text">
      <style:text-properties fo:font-style="italic" style:font-style-asian="italic" fo:language="cs" fo:country="CZ"/>
    </style:style>
    <style:style style:name="T49" style:parent-style-name="Standardnípísmoodstavce" style:family="text">
      <style:text-properties fo:language="cs" fo:country="CZ"/>
    </style:style>
    <style:style style:name="P50" style:parent-style-name="Základnítextodsazený" style:family="paragraph">
      <style:paragraph-properties fo:text-indent="0.4916in"/>
    </style:style>
    <style:style style:name="P51" style:parent-style-name="Základnítextodsazený" style:family="paragraph">
      <style:paragraph-properties fo:text-indent="0.4916in"/>
    </style:style>
    <style:style style:name="P52" style:parent-style-name="Základnítextodsazený" style:family="paragraph">
      <style:paragraph-properties fo:text-indent="0.4916in"/>
    </style:style>
    <style:style style:name="T53" style:parent-style-name="Standardnípísmoodstavce" style:family="text">
      <style:text-properties fo:font-weight="bold" style:font-weight-asian="bold"/>
    </style:style>
    <style:style style:name="T54" style:parent-style-name="Standardnípísmoodstavce" style:family="text">
      <style:text-properties fo:font-weight="bold" style:font-weight-asian="bold"/>
    </style:style>
    <style:style style:name="T55" style:parent-style-name="Standardnípísmoodstavce" style:family="text">
      <style:text-properties fo:font-weight="bold" style:font-weight-asian="bold"/>
    </style:style>
    <style:style style:name="T56" style:parent-style-name="Standardnípísmoodstavce" style:family="text">
      <style:text-properties fo:font-weight="bold" style:font-weight-asian="bold"/>
    </style:style>
    <style:style style:name="T57" style:parent-style-name="Standardnípísmoodstavce" style:family="text">
      <style:text-properties fo:font-weight="bold" style:font-weight-asian="bold"/>
    </style:style>
    <style:style style:name="P58" style:parent-style-name="Základnítextodsazený" style:family="paragraph">
      <style:paragraph-properties fo:text-indent="0.4916in"/>
    </style:style>
    <style:style style:name="T59" style:parent-style-name="Standardnípísmoodstavce" style:family="text">
      <style:text-properties fo:font-weight="bold" style:font-weight-asian="bold"/>
    </style:style>
    <style:style style:name="P60"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61" style:parent-style-name="Základnítextodsazený" style:family="paragraph">
      <style:paragraph-properties fo:text-indent="0.4916in"/>
    </style:style>
    <style:style style:name="T62" style:parent-style-name="Standardnípísmoodstavce" style:family="text">
      <style:text-properties fo:font-weight="bold" style:font-weight-asian="bold"/>
    </style:style>
    <style:style style:name="T63" style:parent-style-name="Standardnípísmoodstavce" style:family="text">
      <style:text-properties fo:font-weight="bold" style:font-weight-asian="bold"/>
    </style:style>
    <style:style style:name="P64"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65" style:parent-style-name="Základnítextodsazený" style:family="paragraph">
      <style:paragraph-properties fo:text-indent="0.4916in"/>
    </style:style>
    <style:style style:name="P66" style:parent-style-name="Základnítextodsazený" style:family="paragraph">
      <style:paragraph-properties fo:text-indent="0.4916in"/>
    </style:style>
    <style:style style:name="T67" style:parent-style-name="Standardnípísmoodstavce" style:family="text">
      <style:text-properties fo:font-weight="bold" style:font-weight-asian="bold"/>
    </style:style>
    <style:style style:name="P68"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69" style:parent-style-name="Základnítextodsazený" style:family="paragraph">
      <style:paragraph-properties fo:text-indent="0.4916in"/>
    </style:style>
    <style:style style:name="P70" style:parent-style-name="Základnítextodsazený" style:family="paragraph">
      <style:paragraph-properties fo:text-indent="0.4916in"/>
    </style:style>
    <style:style style:name="T71" style:parent-style-name="Standardnípísmoodstavce" style:family="text">
      <style:text-properties fo:font-weight="bold" style:font-weight-asian="bold"/>
    </style:style>
    <style:style style:name="P72"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73" style:parent-style-name="Základnítextodsazený" style:family="paragraph">
      <style:paragraph-properties fo:text-indent="0.4916in"/>
    </style:style>
    <style:style style:name="P74" style:parent-style-name="Základnítextodsazený" style:family="paragraph">
      <style:paragraph-properties fo:text-indent="0.4916in"/>
    </style:style>
    <style:style style:name="P75" style:parent-style-name="Základnítextodsazený" style:family="paragraph">
      <style:paragraph-properties fo:text-indent="0.4916in"/>
    </style:style>
    <style:style style:name="P76" style:parent-style-name="Základnítextodsazený" style:family="paragraph">
      <style:paragraph-properties fo:text-indent="0.4916in"/>
    </style:style>
    <style:style style:name="T77" style:parent-style-name="Standardnípísmoodstavce" style:family="text">
      <style:text-properties fo:font-weight="bold" style:font-weight-asian="bold"/>
    </style:style>
    <style:style style:name="P78" style:parent-style-name="Základnítextodsazený" style:family="paragraph">
      <style:paragraph-properties fo:text-indent="0.4916in"/>
    </style:style>
    <style:style style:name="P79" style:parent-style-name="Základnítextodsazený" style:family="paragraph">
      <style:paragraph-properties fo:text-indent="0.4916in"/>
    </style:style>
    <style:style style:name="P80" style:parent-style-name="Základnítextodsazený" style:family="paragraph">
      <style:paragraph-properties fo:text-indent="0.4916in"/>
    </style:style>
    <style:style style:name="P81" style:parent-style-name="Základnítextodsazený" style:family="paragraph">
      <style:paragraph-properties fo:text-indent="0.4916in"/>
    </style:style>
    <style:style style:name="P82" style:parent-style-name="Základnítextodsazený" style:family="paragraph">
      <style:paragraph-properties fo:text-indent="0.4916in"/>
    </style:style>
    <style:style style:name="T83" style:parent-style-name="Standardnípísmoodstavce" style:family="text">
      <style:text-properties fo:font-weight="bold" style:font-weight-asian="bold"/>
    </style:style>
    <style:style style:name="T84" style:parent-style-name="Standardnípísmoodstavce" style:family="text">
      <style:text-properties fo:font-weight="bold" style:font-weight-asian="bold"/>
    </style:style>
    <style:style style:name="T85" style:parent-style-name="Standardnípísmoodstavce" style:family="text">
      <style:text-properties fo:font-weight="bold" style:font-weight-asian="bold"/>
    </style:style>
    <style:style style:name="T86" style:parent-style-name="Standardnípísmoodstavce" style:family="text">
      <style:text-properties fo:font-weight="bold" style:font-weight-asian="bold"/>
    </style:style>
    <style:style style:name="T87" style:parent-style-name="Standardnípísmoodstavce" style:family="text">
      <style:text-properties fo:font-weight="bold" style:font-weight-asian="bold"/>
    </style:style>
    <style:style style:name="P88"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89"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T90" style:parent-style-name="Standardnípísmoodstavce" style:family="text">
      <style:text-properties fo:font-style="italic" style:font-style-asian="italic"/>
    </style:style>
    <style:style style:name="T91" style:parent-style-name="Standardnípísmoodstavce" style:family="text">
      <style:text-properties fo:font-weight="bold" style:font-weight-asian="bold"/>
    </style:style>
    <style:style style:name="P92"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93" style:parent-style-name="Základnítextodsazený" style:family="paragraph">
      <style:paragraph-properties fo:text-indent="0.4916in"/>
    </style:style>
    <style:style style:name="T94" style:parent-style-name="Standardnípísmoodstavce" style:family="text">
      <style:text-properties fo:font-weight="bold" style:font-weight-asian="bold"/>
    </style:style>
    <style:style style:name="P95"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96" style:parent-style-name="Základnítextodsazený" style:family="paragraph">
      <style:paragraph-properties fo:text-indent="0.4916in"/>
    </style:style>
    <style:style style:name="T97" style:parent-style-name="Standardnípísmoodstavce" style:family="text">
      <style:text-properties fo:font-weight="bold" style:font-weight-asian="bold"/>
    </style:style>
    <style:style style:name="P98" style:parent-style-name="Základnítextodsazený" style:family="paragraph">
      <style:paragraph-properties fo:text-indent="0.4916in"/>
    </style:style>
    <style:style style:name="T99" style:parent-style-name="Standardnípísmoodstavce" style:family="text">
      <style:text-properties style:font-name-complex="Arial"/>
    </style:style>
    <style:style style:name="T100" style:parent-style-name="Standardnípísmoodstavce" style:family="text">
      <style:text-properties style:font-name-complex="Arial"/>
    </style:style>
    <style:style style:name="T101" style:parent-style-name="Standardnípísmoodstavce" style:family="text">
      <style:text-properties style:font-name-complex="Arial"/>
    </style:style>
    <style:style style:name="T102" style:parent-style-name="Standardnípísmoodstavce" style:family="text">
      <style:text-properties style:font-name-complex="Arial"/>
    </style:style>
    <style:style style:name="T103" style:parent-style-name="Standardnípísmoodstavce" style:family="text">
      <style:text-properties style:font-name-complex="Arial" style:text-underline-type="single" style:text-underline-style="solid" style:text-underline-width="auto" style:text-underline-mode="continuous"/>
    </style:style>
    <style:style style:name="T104" style:parent-style-name="Standardnípísmoodstavce" style:family="text">
      <style:text-properties style:font-name-complex="Arial" style:text-underline-type="single" style:text-underline-style="solid" style:text-underline-width="auto" style:text-underline-mode="continuous"/>
    </style:style>
    <style:style style:name="T105" style:parent-style-name="Standardnípísmoodstavce" style:family="text">
      <style:text-properties style:font-name-complex="Arial" style:text-underline-type="single" style:text-underline-style="solid" style:text-underline-width="auto" style:text-underline-mode="continuous"/>
    </style:style>
    <style:style style:name="T106" style:parent-style-name="Standardnípísmoodstavce" style:family="text">
      <style:text-properties style:font-name-complex="Arial" style:text-underline-type="single" style:text-underline-style="solid" style:text-underline-width="auto" style:text-underline-mode="continuous"/>
    </style:style>
    <style:style style:name="T107" style:parent-style-name="Standardnípísmoodstavce" style:family="text">
      <style:text-properties style:font-name-complex="Arial" style:text-underline-type="single" style:text-underline-style="solid" style:text-underline-width="auto" style:text-underline-mode="continuous"/>
    </style:style>
    <style:style style:name="T108" style:parent-style-name="Standardnípísmoodstavce" style:family="text">
      <style:text-properties style:font-name-complex="Arial"/>
    </style:style>
    <style:style style:name="T109" style:parent-style-name="Standardnípísmoodstavce" style:family="text">
      <style:text-properties style:font-name-complex="Arial"/>
    </style:style>
    <style:style style:name="T110" style:parent-style-name="Standardnípísmoodstavce" style:family="text">
      <style:text-properties style:font-name-complex="Arial"/>
    </style:style>
    <style:style style:name="T111" style:parent-style-name="Standardnípísmoodstavce" style:family="text">
      <style:text-properties style:font-name-complex="Arial"/>
    </style:style>
    <style:style style:name="T112" style:parent-style-name="Standardnípísmoodstavce" style:family="text">
      <style:text-properties style:font-name-complex="Arial"/>
    </style:style>
    <style:style style:name="T113" style:parent-style-name="Standardnípísmoodstavce" style:family="text">
      <style:text-properties style:font-name-complex="Arial"/>
    </style:style>
    <style:style style:name="T114" style:parent-style-name="Standardnípísmoodstavce" style:family="text">
      <style:text-properties style:font-name-complex="Arial"/>
    </style:style>
    <style:style style:name="T115" style:parent-style-name="Standardnípísmoodstavce" style:family="text">
      <style:text-properties style:font-name-complex="Arial"/>
    </style:style>
    <style:style style:name="T116" style:parent-style-name="Standardnípísmoodstavce" style:family="text">
      <style:text-properties style:font-name-complex="Arial"/>
    </style:style>
    <style:style style:name="T117" style:parent-style-name="Standardnípísmoodstavce" style:family="text">
      <style:text-properties style:font-name-complex="Arial"/>
    </style:style>
    <style:style style:name="T118" style:parent-style-name="Standardnípísmoodstavce" style:family="text">
      <style:text-properties style:font-name-complex="Arial"/>
    </style:style>
    <style:style style:name="T119" style:parent-style-name="Standardnípísmoodstavce" style:family="text">
      <style:text-properties style:font-name-complex="Arial"/>
    </style:style>
    <style:style style:name="P120" style:parent-style-name="Základnítextodsazený" style:family="paragraph">
      <style:paragraph-properties fo:text-indent="0in"/>
    </style:style>
    <style:style style:name="T121" style:parent-style-name="Standardnípísmoodstavce" style:family="text">
      <style:text-properties style:font-name-complex="Arial" fo:font-weight="bold" style:font-weight-asian="bold" fo:color="#0070C0" style:text-underline-type="single" style:text-underline-style="solid" style:text-underline-width="auto" style:text-underline-mode="continuous"/>
    </style:style>
    <style:style style:name="P122" style:parent-style-name="Základnítextodsazený" style:family="paragraph">
      <style:paragraph-properties fo:text-indent="0.4916in"/>
    </style:style>
    <style:style style:name="T123" style:parent-style-name="Standardnípísmoodstavce" style:family="text">
      <style:text-properties fo:font-weight="bold" style:font-weight-asian="bold"/>
    </style:style>
    <style:style style:name="P124" style:parent-style-name="Základnítextodsazený" style:family="paragraph">
      <style:paragraph-properties fo:text-indent="0in"/>
      <style:text-properties fo:font-weight="bold" style:font-weight-asian="bold" fo:color="#0070C0" style:text-underline-type="single" style:text-underline-style="solid" style:text-underline-width="auto" style:text-underline-mode="continuous"/>
    </style:style>
    <style:style style:name="P125" style:parent-style-name="Základnítextodsazený" style:family="paragraph">
      <style:paragraph-properties fo:text-indent="0.4916in"/>
    </style:style>
    <style:style style:name="T126" style:parent-style-name="Standardnípísmoodstavce" style:family="text">
      <style:text-properties fo:font-weight="bold" style:font-weight-asian="bold"/>
    </style:style>
    <style:style style:name="P127" style:parent-style-name="Základnítextodsazený" style:family="paragraph">
      <style:paragraph-properties fo:text-indent="0in"/>
    </style:style>
    <style:style style:name="T128" style:parent-style-name="Standardnípísmoodstavce" style:family="text">
      <style:text-properties fo:font-weight="bold" style:font-weight-asian="bold" fo:color="#0070C0" style:text-underline-type="single" style:text-underline-style="solid" style:text-underline-width="auto" style:text-underline-mode="continuous"/>
    </style:style>
    <style:style style:name="P129" style:parent-style-name="Základnítextodsazený" style:family="paragraph">
      <style:paragraph-properties fo:text-indent="0.4916in"/>
    </style:style>
    <style:style style:name="P130" style:parent-style-name="Základnítextodsazený" style:family="paragraph">
      <style:paragraph-properties fo:text-indent="0.4916in"/>
    </style:style>
    <style:style style:name="T131" style:parent-style-name="Standardnípísmoodstavce" style:family="text">
      <style:text-properties fo:language="cs" fo:country="CZ"/>
    </style:style>
    <style:style style:name="T132" style:parent-style-name="Standardnípísmoodstavce" style:family="text">
      <style:text-properties style:font-name-complex="Arial" fo:color="#000000"/>
    </style:style>
    <style:style style:name="T133" style:parent-style-name="Standardnípísmoodstavce" style:family="text">
      <style:text-properties style:font-name-complex="Arial" fo:color="#000000"/>
    </style:style>
    <style:style style:name="T134" style:parent-style-name="Standardnípísmoodstavce" style:family="text">
      <style:text-properties style:font-name-complex="Arial" fo:color="#000000" fo:language="cs" fo:country="CZ"/>
    </style:style>
    <style:style style:name="T135" style:parent-style-name="Standardnípísmoodstavce" style:family="text">
      <style:text-properties style:font-name-complex="Arial" fo:color="#000000"/>
    </style:style>
    <style:style style:name="T136" style:parent-style-name="Standardnípísmoodstavce" style:family="text">
      <style:text-properties style:font-name-complex="Arial" fo:color="#000000" fo:language="cs" fo:country="CZ"/>
    </style:style>
    <style:style style:name="T137" style:parent-style-name="Standardnípísmoodstavce" style:family="text">
      <style:text-properties style:font-name-complex="Arial" fo:color="#000000"/>
    </style:style>
    <style:style style:name="T138" style:parent-style-name="Standardnípísmoodstavce" style:family="text">
      <style:text-properties style:font-name-complex="Arial" fo:color="#000000" fo:language="cs" fo:country="CZ"/>
    </style:style>
    <style:style style:name="T139" style:parent-style-name="Standardnípísmoodstavce" style:family="text">
      <style:text-properties style:font-name-complex="Arial" fo:color="#000000"/>
    </style:style>
    <style:style style:name="T140" style:parent-style-name="Standardnípísmoodstavce" style:family="text">
      <style:text-properties style:font-name-complex="Arial" fo:color="#000000"/>
    </style:style>
    <style:style style:name="T141" style:parent-style-name="Standardnípísmoodstavce" style:family="text">
      <style:text-properties style:font-name-complex="Arial" fo:color="#000000" fo:language="cs" fo:country="CZ"/>
    </style:style>
    <style:style style:name="T142" style:parent-style-name="Standardnípísmoodstavce" style:family="text">
      <style:text-properties fo:font-weight="bold" style:font-weight-asian="bold"/>
    </style:style>
    <style:style style:name="P143" style:parent-style-name="Základnítextodsazený" style:family="paragraph">
      <style:paragraph-properties fo:text-indent="0.4916in"/>
    </style:style>
    <style:style style:name="P144" style:parent-style-name="Základnítextodsazený" style:family="paragraph">
      <style:paragraph-properties fo:text-indent="0in"/>
    </style:style>
    <style:style style:name="T145" style:parent-style-name="Standardnípísmoodstavce" style:family="text">
      <style:text-properties fo:font-weight="bold" style:font-weight-asian="bold" fo:color="#0070C0" style:text-underline-type="single" style:text-underline-style="solid" style:text-underline-width="auto" style:text-underline-mode="continuous"/>
    </style:style>
    <style:style style:name="T146" style:parent-style-name="Standardnípísmoodstavce" style:family="text">
      <style:text-properties fo:font-weight="bold" style:font-weight-asian="bold" fo:color="#0070C0" style:text-underline-type="single" style:text-underline-style="solid" style:text-underline-width="auto" style:text-underline-mode="continuous"/>
    </style:style>
    <style:style style:name="T147" style:parent-style-name="Standardnípísmoodstavce" style:family="text">
      <style:text-properties fo:font-weight="bold" style:font-weight-asian="bold" fo:color="#0070C0" style:text-underline-type="single" style:text-underline-style="solid" style:text-underline-width="auto" style:text-underline-mode="continuous"/>
    </style:style>
    <style:style style:name="T148" style:parent-style-name="Standardnípísmoodstavce" style:family="text">
      <style:text-properties fo:font-weight="bold" style:font-weight-asian="bold" fo:color="#0070C0"/>
    </style:style>
    <style:style style:name="P149" style:parent-style-name="Základnítextodsazený" style:family="paragraph">
      <style:paragraph-properties fo:text-indent="0.4916in"/>
    </style:style>
    <style:style style:name="T150" style:parent-style-name="Standardnípísmoodstavce" style:family="text">
      <style:text-properties fo:font-weight="bold" style:font-weight-asian="bold"/>
    </style:style>
    <style:style style:name="P151" style:parent-style-name="Základnítextodsazený" style:family="paragraph">
      <style:paragraph-properties fo:text-indent="0.4916in"/>
    </style:style>
    <style:style style:name="T152" style:parent-style-name="Standardnípísmoodstavce" style:family="text">
      <style:text-properties fo:letter-spacing="0.0555in"/>
    </style:style>
    <style:style style:name="T153" style:parent-style-name="Standardnípísmoodstavce" style:family="text">
      <style:text-properties fo:letter-spacing="0.0555in"/>
    </style:style>
    <style:style style:name="T154" style:parent-style-name="Standardnípísmoodstavce" style:family="text">
      <style:text-properties fo:letter-spacing="0.0555in"/>
    </style:style>
    <style:style style:name="T155" style:parent-style-name="Silné" style:family="text">
      <style:text-properties fo:font-weight="normal" style:font-weight-asian="normal"/>
    </style:style>
    <style:style style:name="P156" style:parent-style-name="Normální" style:family="paragraph">
      <style:paragraph-properties fo:text-align="justify"/>
      <style:text-properties fo:font-style="italic" style:font-style-asian="italic"/>
    </style:style>
  </office:automatic-styles>
  <office:body>
    <office:text text:use-soft-page-breaks="true">
      <text:p text:style-name="P1"><text:bookmark-start text:name="_GoBack"/>Veřejná ochránkyně práv</text:p>
      <text:p text:style-name="P4">Mgr. Anna Šabatová,Ph.D.</text:p>
      <text:p text:style-name="hlavičkaZVOP2"/>
      <text:p text:style-name="P5"><text:bookmark-end text:name="_GoBack"/>V Brně dne<text:s/>27. února<text:s/>2014</text:p>
      <text:p text:style-name="P6"><text:s text:c="3"/>Sp. zn.:<text:s/>16/2013/NZ/AHD</text:p>
      <text:p text:style-name="P7"/>
      <text:p text:style-name="P8">Vaše značka: DPSS/1460/2013/S/kve</text:p>
      <text:p text:style-name="Základnítext">Vážená<text:s/>paní ředitelko,</text:p>
      <text:p text:style-name="Základnítextodsazený">ve dnech 3. – 4. října 2013 proběhla na základě § 1 odst. 3 a 4 písm. c) zákona<text:s/>č. 349/1999 Sb., o veřejném ochránci práv, ve znění pozdějších předpisů (dále také „zákon o veřejném ochránci práv“),<text:s/>systematická návštěva<text:s/>Domova pro seniory Světlo, Drhovle, která byla zaměřená na ověření, jak jsou plněna doporučení a odstraňována pochybení zjištěná během první návštěvy tohoto zařízení v dubnu 2013. Návštěvy se zúčastnili pověření zaměstnanci Kanceláře veřejného ochránce práv. Součástí týmu byly i dvě externí spolupracovnice. Pavla Hýblová, která působí jako konzultantka České alzheimerovské společnosti,<text:s/>a Miroslava<text:s/>Chromá, která pracuje jako nutriční terapeutka.<text:s/></text:p>
      <text:p text:style-name="Základnítextodsazený">Opakuji, že během první návštěvy zařízení bylo zjištěno špatné zacházení s klienty, které spočívalo<text:s/>mj. v zásazích do důstojnosti, nerespektování autonomie vůle,<text:s/>či neřešení rizika malnutrice. Rovněž byla zjištěna mimořádně riziková praxe nakládání s léky s tlumivým účinkem. V podrobnostech odkazuji na zprávu z návštěvy zařízení.<text:s/>Níže uvádím výčet<text:s/>dosud nesplněných,<text:s/>nebo nedostatečně provedených doporučení.<text:s/></text:p>
      <text:p text:style-name="Základnítextodsazený">Poznámka na úvod. Některá doporučení byla provedena, aniž by však bylo přemýšleno nad jejich smyslem<text:s/>(záznamy o příjmu tekutin – viz dále). Přijatá opatření tak bohužel nemají zamýšlený účinek. Jiná opatření mohou klienty dokonce poškodit<text:s/>(např. způsob nakládání s medikací s tišícím účinkem). Řada přijatých opatření nebyla personálu v přímé péči dostatečně vysvětlena – nedostali informace, proč je určitý postup třeba dělat jinak.<text:s/>Za řadu přetrvávajících<text:s/>(či nově vzniklých) problémů<text:s/>tak nemohou pracovníci v přímé péči, ale především vedoucí pracovníci, kteří doporučení zjevně nevěnovali dostatečnou pozornost a následně nebyli schopni je vysvětlit svým podřízeným.<text:s/>Patrně víte sama, koho jste pověřila provedením doporučení ochránce a kdo za<text:s/>stav zjištěný během druhé návštěvy<text:s/>odpovídá.<text:s/></text:p>
      <text:p text:style-name="Základnítextodsazený">V prvé řadě tedy<text:s/><text:span text:style-name="T9">doporučuji, aby byla zpráva z první návštěvy zařízení<text:s/></text:span><text:span text:style-name="T10">(se začerněním osobních údajů)<text:s/></text:span><text:span text:style-name="T11">dána volně k dispozici<text:s/></text:span><text:span text:style-name="T12">pracovníkům v přímé péči<text:s/></text:span><text:span text:style-name="T13">tak, aby do ní mohli kdykoliv nahlížet</text:span>. Pokud některé části zprávy nebyly jasné, na webových stránkách ochránce jsou<text:s/>v dokumentu<text:s/><text:span text:style-name="T14">Extrakty ze zpráv z návštěv zařízení pro<text:s/></text:span><text:span text:style-name="T15">seniory</text:span><text:span text:style-name="T16"><text:note text:note-class="footnote" text:id="_ftn0"><text:note-citation>1</text:note-citation><text:note-body><text:p text:style-name="Textpozn.podčarou"><text:s/><text:span text:style-name="T17">Dostupné on-line:<text:s/></text:span><text:a xlink:href="http://www.ochrance.cz/fileadmin/user_upload/ochrana_osob/2013/zarizeni-socialnich-sluzeb-shrnuti.pdf" office:target-frame-name="_top" xlink:show="replace"><text:span text:style-name="T18">http://www.ochrance.cz/fileadmin/user_upload/ochrana_osob/2013/zarizeni-socialnich-sluzeb-shrnuti.pdf</text:span></text:a><text:span text:style-name="T19">.<text:s/></text:span></text:p></text:note-body></text:note></text:span><text:span text:style-name="T20"><text:s/></text:span>zveřejněny<text:s/>všeobecné poznatky a doporučení ze systematických návštěv zařízení typu domov pro seniory a domov se zvláštním režimem, kde najdete i podrobnější vysvětlení. Rovněž se v případě nejasností můžete obrátit s dotazem přímo na zaměstnance Kanceláře veřejného ochránce práv.<text:s/></text:p>
      <text:soft-page-break/>
      <text:p text:style-name="P21">Doporučení 1.1: Přizpůsobit interiéry potřebám klientů s demencí.</text:p>
      <text:p text:style-name="P22">V části domov se zvláštním režimem došlo k určitým posunům (odlišení skříní, dveří atd.).<text:s/>Klienti trpící syndromem demence jsou však i v části domov pro seniory. Zde jejich<text:s/>pokoje dostatečně odlišeny od ostatních<text:s/>nejsou. Na dveřích od toalety není vhodný piktogram<text:s/>označující toaletu,<text:s/>ale<text:s/>několik obrázků barevných květin.<text:s/><text:span text:style-name="T23">Doporuč</text:span><text:span text:style-name="T24">ení trvá.<text:s/></text:span>Při jeho plnění zvažte využití externího poradenství<text:s/>z oblasti specifických potřeb osob s demencí.</text:p>
      <text:p text:style-name="P25"><text:span text:style-name="T26">Doporučení 1.2: Dostatečně zajišťovat úklid a hygienu.</text:span></text:p>
      <text:p text:style-name="P27">V části domov se zvláštním režimem byl ve společných prostorách stále zápach. Zejména křesla na chodbě čpěla močí.<text:s/><text:span text:style-name="T28">Doporučení trvá.</text:span></text:p>
      <text:p text:style-name="P29">Doporučení 1.3: Na každém z pater oddělení domova pro seniory zajistit společnou jídelnu a podporovat klienty v jejím užívání</text:p>
      <text:p text:style-name="P30">Ačkoliv v této části zařízení jsou menší jídelny, které slouží zároveň jako denní společenské místnosti, nejsou příliš využívány. Ze společného stolování profitují především klienti, kteří se dokáží samostatně bez pomoci pohybovat. Klienti, kteří toho schopni nejsou, jí na svých pokojích. V době návštěvy<text:s/>v jídelnách v domově pro seniory večeřelo 6 lidí. V době oběda je to podle personálu o něco víc lidí.<text:s/><text:span text:style-name="T31">Doporučení tedy trvá.</text:span></text:p>
      <text:p text:style-name="P32">Doporučení 2.2: Poučit personál v přímé péči o nezbytnosti chovat<text:s/>se ke klientům s respektem, netolerovat náznaky nevhodného zacházení.</text:p>
      <text:p text:style-name="P33">Ačkoliv<text:s/>jste ve své odpovědi na zprávu z návštěvy zařízení uvedla, že personál byl proškolen, v době návštěvy<text:s/>přesto<text:s/>někteří pracovníci neklepali na dveře klientů.<text:s/>Při podávání jídla klientům<text:s/>někteří zaměstnanci mluvili na klienty jako na děti (viz přiložená zpráva nutričního terapeuta).<text:s/><text:span text:style-name="T34">Doporučení trvá.</text:span></text:p>
      <text:p text:style-name="P35">Doporučení<text:s/>2.5: Pravidelně zjišťovat<text:s/>přání a projevy vůle klientů a zaznamenávat je do individuálních plánů.</text:p>
      <text:p text:style-name="P36">Některé individuální plány byly stále nekonkrétní a všeobecné („<text:span text:style-name="T37">aktivizovat a </text:span><text:span text:style-name="T38">vést k soběstačnosti“</text:span>). Není uvedeno, jakými kroky má být dosaženo cíle.<text:s/><text:span text:style-name="T39">Doporučení trvá.</text:span></text:p>
      <text:p text:style-name="P40">Doporučení 3.2: Používat zástěny při úkonech intimní hygieny na lůžku.</text:p>
      <text:p text:style-name="P41">Ve svém vyjádření k první zprávě jste uvedla, že dostatečné množství zástěn pořídíte do konce roku 2013. V době druhé návštěvy zatím k dispozici nebyly a nebyly<text:s/>tedy ani<text:s/>využívány.<text:s/><text:span text:style-name="T42">Doporučení trvá.</text:span></text:p>
      <text:p text:style-name="P43"/>
      <text:p text:style-name="P44"/>
      <text:p text:style-name="P45"/>
      <text:soft-page-break/>
      <text:p text:style-name="P46">Doporučení 4.1: Mít od lékaře popsáno, pro jaké situace lék s tlumivým účinkem pro případ neklidu předepisuje (v čem se projevuje neklid u konkrétního klienta). Mít stanovenou dávku léku, sílu léku a časový interval dalšího podání.</text:p>
      <text:p text:style-name="Základnítextodsazený">Dotazy bylo zjištěno, že ad hoc neklidová medikace se<text:s/>v reakci na zprávu ochránce<text:s/>vůbec nepodává, ale že v případě, že stav označovaný jako „neklid“ či<text:s/>„agrese“<text:s/>nastane, volá personál rychlou záchrannou službu.<text:s/>U opakovaných stavů následuje hospitalizace v psychiatrické nemocnici.</text:p>
      <text:p text:style-name="Základnítextodsazený">Doporučení<text:s/>nesměřovalo k úplnému zamezení ad hoc podání léků.<text:s/>Jsou situace a stavy, kdy je nutné klientovi lék podat a ulevit mu. Je však nutné mít přesně určeno, kdy má být lék podán.<text:s/>Neklid je mimořádně neurčitý termín. U každého klienta se vzhledem k jeho zdravotnímu stavu může projevovat jinak. Zároveň podání léku s tlumivým účinkem může mít závažné důsledky pro zdravotní stav klienta. Pokud je však v předpisu lékaře pouze vágně uvedeno „neklid“, reálně lék neordinuje lékař, ale sestra zařízení.<text:s/>Ta k tomu není oprávněná ani kvalifikovaná.<text:s/>Zodpovědnost za zhodnocení zdravotního stavu a podání léku je pak přenášena z lékaře<text:s/>na sestru<text:s/>a potažmo zařízení. Mělo by být i v zájmu zařízení, aby trvalo na přesném popisu stavu, pro který je lék (nepravidelně podávaný) lékařem předepisován.<text:s/>Obdobně odborná společnost Alzheimer Europe v souvislosti s ad hoc podáním tlumících léků a vágních předpisů („dle potřeby“ apod.) uvádí, že v praxi o podání<text:s/>potom<text:s/>nerozhoduje lékař, ale pečující personál (sestra). Zaměstnanci zařízení jsou<text:s/>přitom<text:s/>mnohem více zainteresováni na péči o klienta a jejich rozhodování tak může být ovlivněno především jejich potřebami, ne zájmem a potřebami klienta.<text:span text:style-name="Značkapozn.podčarou"><text:note text:note-class="footnote" text:id="_ftn1"><text:note-citation>2</text:note-citation><text:note-body><text:p text:style-name="Textpozn.podčarou"><text:s/><text:span text:style-name="T47">Alzheimer Europe. The ethical issues linked to restrictions of freedom of people with dementia.<text:s/></text:span><text:span text:style-name="T48">Alzheimer Europe.<text:s/></text:span><text:span text:style-name="T49">2012, s. 62.</text:span></text:p></text:note-body></text:note></text:span><text:s/></text:p>
      <text:p text:style-name="P50">Ve svém vyjádření na zprávu z návštěvy píšete, že lékař tyto stavy specifikuje. Přesto na nástěnce na sesterně v oddělení se zvláštním režimem stále visel papír s rozpisem (bez razítka odpovědného pracovníka), kterým klientům má být<text:s/>podána medikace s tlumivým účinkem pro případ „neklidu“ či „záchvatu“ (celkem 4 klienti).<text:s/>Rovněž v některých nově zavedených medikačních kartách byl v seznamu léků uveden lék pro případ neklidu (pan K.).</text:p>
      <text:p text:style-name="P51">U<text:s/>konkrétních klientů se „neklid“ projevuje různě. Plní-li zařízení svou povinnost dle § 88 odst. 1 písm. f) zákona o sociálních službách, tedy vést písemné záznamy o průběhu poskytování služby, jistě je v dokumentaci klienta dohledatelné, jakými způsoby se „neklid“ projevuje právě u něj. Předpis lékaře by tomuto popisu chování měl odpovídat.</text:p>
      <text:p text:style-name="P52">Částečný pozitivní posun<text:s/>spočívá v tom, že byly založeny nové medikační listy.<text:s/>Seznam léků je částečně vytištěn, částečně je u některých klientů dopisován rukou,<text:s/>či retušován. V několika případech následuje pár prázdných řádků a pod nimi razítko lékaře.<text:s/><text:span text:style-name="T53">Tímto způsobem provedené doporučení zcela postrádá zamýšlený smysl.</text:span><text:span text:style-name="T54"><text:s/>Kladu si otázku, zda Vám opravdu jde o zajištění bezpečného nakládání s léky, nebo je Vaším cílem pouze formálně splnit úkol</text:span><text:span text:style-name="T55"><text:s/>bez úvahy<text:s/></text:span><text:span text:style-name="T56">o </text:span><text:span text:style-name="T57">jeho smyslu.<text:s/></text:span>Cílem<text:s/>zaváděných opatření<text:s/>by mělo být<text:s/>zabezpečení toho, aby nemohlo dojít k chybě v přepisech léků a tím poškození klientů. Připomínám, že v zařízení byla zjištěna mimořádně riziková praxe nakládání s léky s tlumivým<text:s/><text:soft-page-break/>účinkem, kdy samotní zaměstnanci<text:s/>uváděli, že se<text:s/>tyto<text:s/>léky ztrácí a<text:s/>podezírají své kolegy z nadměrného tlumení<text:s/>klientů.<text:s/></text:p>
      <text:p text:style-name="P58">Ačkoliv doporučení znělo zaznamenávat ad hoc (nepravidelná) podání léků, personál do těchto medikačních listů značí<text:s/>i jednotlivá pravidelná<text:s/>podání léků.<text:s/>Pokud má tento systém<text:s/>představovat nástroj kontroly práce zdravotních sester, je to jistě v pořádku. Zvažte však, zda sestry nejsou zbytečně zatíženy „papírováním“.<text:s/><text:span text:style-name="T59">Doporučení trvá.</text:span></text:p>
      <text:p text:style-name="P60">Doporučení 4.2: Edukovat zaměstnance ohledně používání omezovacích prostředků.</text:p>
      <text:p text:style-name="P61">V době návštěvy splněno nebylo.<text:s/><text:span text:style-name="T62">Doporučení trvá.</text:span><text:span text:style-name="T63"><text:s/></text:span></text:p>
      <text:p text:style-name="P64">Doporučení 4.5: Zlikvidovat<text:s/>veškeré léky, které nejsou přidělené konkrétnímu klientovi. Zakázat uchovávání „volných“ léků v zařízení. Ukončit praxi, kdy krabičku sdílí více klientů najednou.</text:p>
      <text:p text:style-name="P65">Během návštěvy<text:s/>byla<text:s/>v lednici na sesterně v oddělení se zvláštním režimem<text:s/>nepřidělená (bez jmenovky)<text:s/>krabička Apaurinu, údajně<text:s/>po klientovi, který zemřel 16. 7. 2013.<text:s/>Rovněž zde byly krabičky<text:s/>Tiapridalu<text:s/>se jmény klientů, kteří už v zařízení nejsou (pan<text:s/>R.,<text:s/>paní<text:s/>Z.,<text:s/>paní<text:s/>P.).<text:s/>Nadále tedy dochází ke skladování léků, které<text:s/>nepatří konkrétnímu klientovi. Navíc<text:s/>byly<text:s/>na<text:s/>sesterně i<text:s/>dvě krabičky Haloperidolu-richter, na kterých je nápis „dodáno od dr. Ž.“.<text:s/></text:p>
      <text:p text:style-name="P66">Je samozřejmě na Vás, zda tolerujete, že dr. Ž.<text:s/>v zařízení skladuje své léky s tlumivým účinkem<text:s/>a riskujete, že budou zneužity. Vzhledem k problémům, které zde byly zjištěny během první návštěvy, je<text:s/>to však udivující.<text:s/><text:span text:style-name="T67">Doporučení trvá.</text:span></text:p>
      <text:p text:style-name="P68">Doporučení 4.8: Individuálně stanovit, kdy má být nasazována postranice. Rozhodnutí zaznamenat v dokumentaci klienta.<text:s/>Pracovníkům v přímé péči dát k dispozici vedením autorizovaný písemný seznam klientů, kterým má být postranice nasazována a kdy.<text:s/></text:p>
      <text:p text:style-name="P69">Ve své odpovědi na zprávu z návštěvy zařízení jste uvedla, že postranice používáte pouze jako bezpečnostní opatření a s jejich nasazením již nevyžadujete souhlas klienta.<text:s/></text:p>
      <text:p text:style-name="P70">Během druhé návštěvy bylo zjištěno, že<text:s/>přetrvávají stále stejné nedostatky. Někteří zaměstnanci zařízení, a to i vedoucí pracovníci, během rozhovorů uváděli, že s nasazením postranic se vyžaduje souhlas opatrovníka,<text:s/>jiní odpovídali, že postranice jsou nasazovány na základě souhlasu klienta.<text:s/>Někteří zaměstnanci se nadále řídí rozpisem v tabulce na nástěnce. Ta visí<text:s/>na sesternách v obou částech zařízení<text:s/>a je nazvaná<text:s/>„používání postranice u lůžka“. Jsou zde<text:s/>čtyři kolonky (odpočinek denní, odpočinek noční, v případě nemoci, zhoršení zdravotního stavu). Někteří klienti mají uvedeno<text:s/>„ano“<text:s/>pro případ zhoršení zdravotního stavu a<text:s/>„ne“<text:s/>v případě nemoci. Dotázaní zaměstnanci zařízení nebyli schopni uvést, jaký je v tom rozdíl, prý je to opsané z formulářů o souhlasu s použitím postranic, které vyplňovali příbuzní či opatrovníci.<text:s/>Vaše odpověď tedy zjevně neodpovídá skutečnosti.<text:s/><text:span text:style-name="T71">Doporučení trvá.</text:span><text:s/></text:p>
      <text:soft-page-break/>
      <text:p text:style-name="P72">Doporučení 5.1: Vést záznamy o průběhu poskytování sociální služby a dokumentovat poskytování zdravotních služeb.<text:s/></text:p>
      <text:p text:style-name="P73">V zařízení<text:s/>jsou v obou částech vedeny dvě knihy hlášení – sester a pečovatelů.<text:s/>Některé informace se (převážně duplicitně) zaznamenávají do Cygnusu, některé jsou ve zdravotní kartě v ordinaci lékaře. Zcela však chybí ošetřovatelské plány, není odebírána ani ošetřovatelská anamnéza.<text:s/></text:p>
      <text:p text:style-name="P74">Příliš nefunguje výměna informací mezi ošetřovatelským a pečovatelským úsekem. Pečovatelé<text:s/>nemají od sester jasné zadání, co u klientů sledovat, čeho si všímat. Předávání informací je tak výsledkem intuitivní práce pečovatelů.<text:s/></text:p>
      <text:p text:style-name="P75">Výměna informací nefunguje ani mezi sociální pracovnicí a pracovníky v přímé péči. Ti neměli poměrně podstatné informace ze soudního rozhodnutí o omezení způsobilosti k právním úkonům (svéprávnosti)<text:s/>jednoho z klientů (V.<text:s/>N.), které měla k dispozici sociální pracovnice. Vyplývá z něj,<text:s/>že tento klient je v chování i přes intenzivní medikaci neúnosný, zcela bez zábran, obtěžuje své okolí, a to i sexuálně.<text:s/>Že<text:s/>špatně nastavené postupy ve vzájemném informování mohou představovat problém, dokládá událost ze dne 27. 8. 2013 zapsaná v knize hlášení. Dle tohoto záznamu byl klient v ranních hodinách spatřen, jak vychází z pokoje imobilní klientky paní H.<text:s/>a tuto paní svlékal.<text:s/></text:p>
      <text:p text:style-name="P76">Buďto personál v přímé péči opravdu nevěděl, že klient může být tímto způsobem nebezpečný, ačkoliv tato informace byla dostupná v rozsudku, který v zařízení byl k dispozici. Druhou možností je, že personál tyto informace od sociální pracovnice měl,<text:s/>avšak<text:s/>nereagoval přijetím adekvátních bezpečnostních opatření a zcela selhal v zajištění bezpečí<text:s/>jiných<text:s/>klientů.<text:s/>Obě<text:s/>verze jsou nepřijatelné.<text:s/><text:span text:style-name="T77">Doporučuji okamžitě přijmout bezpečnostní opatření a zajistit, aby se podobná událost neopakovala.</text:span><text:s/>Rovněž by bylo vhodné řešit otázku, zda tento klient spadá do cílové skupiny zařízení.</text:p>
      <text:p text:style-name="P78">Některé<text:s/>údaje se zapisují v takové formě, že<text:s/>nejsou dále využitelné a nemají tedy<text:s/>význam. Např. záznamy o pobytu klientů na vzduchu se zapisují do knihy hlášení. Není zde však uvedeno, který klient byl venku, ale pouze počet klientů, kteří byli vyvezeni na zahradu. Nejde tak z dokumentace zjistit, kolikrát byl určitý klient venku na vzduchu za určité časové období nazpět.</text:p>
      <text:p text:style-name="P79">Některé údaje se vedou duplicitně. Například pitný režim pečovatelka zapíše na papír a sestra následně údaje opíše do Cygnusu. Personál má zbytečně práci navíc.<text:s/></text:p>
      <text:p text:style-name="P80">Některé nově vedené záznamy bohužel zůstaly napůl cesty. V sešitě, kam se zapisuje váha klientů, přibyla v každém měsíci kolonka na výšku. Bohužel už však nebyl zaveden i sloupec na hodnoty Body Mass Indexu.</text:p>
      <text:p text:style-name="P81">Po první návštěvě byly pečovatelům uloženy některé nové úkoly, které nebyly mezi doporučeními ochránce, např. zapisovat, koho v noci přebalovali.<text:s/>Pracovníkům již však nebyla předána informace, co je účelem záznamů<text:s/>– zde šlo patrně o začínající nastavování mikčního režimu. Pokud zaměstnanci neví, proč určitý úkol<text:s/>provádí, patrně nebudou mít správnou motivaci<text:s/>dělat jej řádně.</text:p>
      <text:soft-page-break/>
      <text:p text:style-name="P82">Výše uvedené<text:s/>není kritika pracovníků v přímé péči, ale jejich nadřízených, kteří neumí<text:s/>efektivně<text:s/>zorganizovat práci<text:s/>a nezabývají se smyslem<text:s/>doporučení.<text:s/>Jak již bylo uvedeno ve zprávě, správně vedené záznamy slouží i zařízení, aby mohlo zpětně prokázat, že péči o klienta nezanedbalo.<text:s/><text:span text:style-name="T83">Doporučení</text:span><text:span text:style-name="T84"><text:s/>5.1</text:span><text:span text:style-name="T85"><text:s/>trvá. Kromě záznamů doporučuji zavést postupy a<text:s/></text:span><text:span text:style-name="T86">pravidla pro výměnu informací o </text:span><text:span text:style-name="T87">klientech mezi jednotlivými zaměstnaneckými úseky.</text:span></text:p>
      <text:p text:style-name="P88">Doporučení<text:s/>5.2 – 5.9 vztahující se k prevenci malnutrice, úpravě stravy a sledování příjmu tekutin.</text:p>
      <text:p text:style-name="Základnítextodsazený">Druhé návštěvy zařízení se zúčastnil i přizvaný externí odborník – nutriční terapeut. Jeho úkolem bylo ověřit splnění doporučení stran prevence malnutrice, podávání stravy, sledování tekutin atp.<text:s/>V příloze zasílám<text:s/>jeho zprávu se zjištěnými nedostatky a souvisejícími doporučeními.</text:p>
      <text:p text:style-name="P89">Doporučení<text:s/>5.13:<text:s/>Zvýšit počet toaletních křesel. Stanovit klientům mikční režim.</text:p>
      <text:p text:style-name="Základnítextodsazený">Počet toaletních křesel v době druhé návštěvy stále nebyl dostačující. Dále byla zjištěna přetrvávající praxe, kdy klienti mají dvě pleny současně,<text:s/>s vysvětlením, že v zařízení „<text:span text:style-name="T90">se to tak vždycky dělalo</text:span>“. Vložnou plenu mají i ti, kteří jsou schopni sami dojít na toaletu. Klienti, kteří sami nechodí, jsou doprovozeni na toaletu, jen pokud si o to sami řeknou.<text:s/>Je-li mikční režim nastaven, nemá odraz v dokumentaci. Doporučení trvá, odkazuji na<text:s/>zprávu z návštěvy a na dokument Extrakty z návštěv (odkaz výše).<text:s/><text:span text:style-name="T91">Doporučení trvá.</text:span></text:p>
      <text:p text:style-name="Základnítextodsazený">Pozitivně hodnotím, že zařízení zajišťuje proškolení personálu v managementu inkontinence.<text:s/></text:p>
      <text:p text:style-name="P92">Doporučení 5.15: Připravovat léky tak, aby bylo minimalizováno riziko chyb.</text:p>
      <text:p text:style-name="P93">Ačkoliv v nakládání s léky došlo k určitým pozitivním posunům, byla zjištěna chyba v přepisování ordinace.<text:s/>Podle nově zavedených medikačních karet byl paní S.<text:s/>J.<text:s/>podáván Tiapridal třikrát denně ještě v týdnu od 23. 9. 2013 do 29. 9. 2013. V týdnu následujícím, tj. od 30. 9. do 6. 10.,<text:s/>již Tiapridal v seznamu léků uveden není. Ze zdravotní karty klientky však plyne, že Tiapridal lékař vysadil již 3. 9. 2013. Je tak důvodné se domnívat, že klientce byl téměř měsíc podáván lék v rozporu s ordinací lékaře.<text:s/><text:span text:style-name="T94">Doporučení trvá.</text:span></text:p>
      <text:p text:style-name="P95">Doporučení<text:s/>5.20: Přizpůsobit péči o klienta stádiu demence.</text:p>
      <text:p text:style-name="P96">Zásadní překážkou naplnění doporučení je skutečnost, že v části domov pro seniory není sledováno, který z klientů trpí demencí, případně v jaké fázi<text:s/>se syndrom demence<text:s/>nachází. Personál toto tuší pouze z vlastního<text:s/>pozorování.<text:s/>Ani z žádné dokumentační pomůcky<text:s/>není tato<text:s/>informace jednoduše zjistitelná. Bylo by nutné projít všechny zdravotní karty klientů v ordinaci lékaře.<text:s/>Nijak se nepracuje se strategií České Alzheimerovské společností P-PA-IA.<text:s/><text:span text:style-name="T97">Doporučení trvá.</text:span></text:p>
      <text:p text:style-name="P98">Jelikož během druhé návštěvy zaměstnanci Kanceláře narazili na určité nejasnosti, pro doplnění uvádím, že pečující personál má právo znát informace o zdravotním stavu klientů.<text:s/><text:span text:style-name="T99">Zákon č. 372/201</text:span><text:span text:style-name="T100">1 Sb., o zdravotních službách a </text:span><text:span text:style-name="T101">podmínkách jejich poskytování, ve znění pozdějších předpisů, v § 45 odst. 2 písm.<text:s/></text:span><text:soft-page-break/><text:span text:style-name="T102">g) stanoví, že poskytovatel zdravotních služeb (tj. lékař) je povinen předat poskytovatelům sociálních služeb potřebné informace o zdravotním stavu pacienta<text:s/></text:span><text:span text:style-name="T103">nezbytné k</text:span><text:span text:style-name="T104"><text:s/></text:span><text:span text:style-name="T105">zajištění návaznosti dalších zdravotních a</text:span><text:span text:style-name="T106"><text:s/></text:span><text:span text:style-name="T107">sociálních služeb poskytovaných pacientovi</text:span><text:span text:style-name="T108">. Zařízení má tedy z</text:span><text:span text:style-name="T109">e zákona právo znát informace o </text:span><text:span text:style-name="T110">zdravotním stavu klienta</text:span><text:span text:style-name="T111">, jsou-li potřebné k zajišťování ošetřovate</text:span><text:span text:style-name="T112">lské a </text:span><text:span text:style-name="T113">pečovatelské péče v zařízení</text:span><text:span text:style-name="T114">.<text:s/></text:span><text:span text:style-name="T115">Týká se to nejen z</text:span><text:span text:style-name="T116">aměstnanců – zdravotníků, ale i </text:span><text:span text:style-name="T117">ostatních, kteří se podílejí na péči.<text:s/></text:span><text:span text:style-name="T118">Pro zaměstnance zařízení samozřejmě platí zákonná povinnost zachovávat o těchto informacích mlčenlivost (viz § 51 odst. 1 zákona o zdravotních službách) a povinnost tyto informace řádně zabezpečit v souladu se zákonem<text:s/></text:span><text:span text:style-name="T119">č. 101/2000 Sb., o ochraně osobních údajů a o změně některých zákonů, ve znění pozdějších předpisů.</text:span></text:p>
      <text:p text:style-name="P120"><text:span text:style-name="T121">Doporučení 6.1: Zajistit signalizační zařízení do pokojů.</text:span></text:p>
      <text:p text:style-name="P122">V době druhé návštěvy nebylo<text:s/>doporučení<text:s/>splněno, údajně se s realizací počítá v roce 2014. Pro tuto chvíli však<text:s/><text:span text:style-name="T123">doporučení trvá.</text:span></text:p>
      <text:p text:style-name="P124">Doporučení 6.2: Vést přehledně statistiku pádů. Pravidelně hodnotit riziko a věnovat pozornost prevenci pádů.</text:p>
      <text:p text:style-name="P125">Byly zjištěny stejné nedostatky jako při první návštěvě. Ze záznamů o pádu není poznat, co bylo příčinou, s vyplněnými formuláři o pádu se dále nijak nepracuje. Zdravotní sestra na otázku, k čemu vyplněné formuláře o pádu slouží, odpověděla, že se patrně budou někde archivovat, aby byla evidence. Protokoly o pádech nejsou na jednom místě – některé jsou ve zdravotní kartě, některé zamčené v kartotéce na sesterně ve skříni na léky, některé ve složce s individuálním plánem. Nejde přehledně poznat, kdo má kolik pádů za určité období, neřeší se rizikovost ani prevence.<text:s/><text:span text:style-name="T126">Doporučení trvá.</text:span><text:s/></text:p>
      <text:p text:style-name="P127"><text:span text:style-name="T128">Doporučení 7.1: Neúčtovat poplatek za základní činnosti.</text:span></text:p>
      <text:p text:style-name="P129">Na dveřích kadeřnictví visí ceník, kde je mj. uvedeno holení vousů. Upozorňuji, že pokud si klient není schopen oholit vousy sám, je zařízení povinno obstarat holení v rámci základní činnosti pomoc při osobní hygieně.<text:s/></text:p>
      <text:p text:style-name="P130">Od 1. 10. 2013 měl začít platit nový ceník fakultativních služeb.<text:s/>Některé položky nabízené jako fakultativní<text:s/>činnosti<text:s/>však stále<text:s/>patří do<text:s/>činností<text:s/>základních.<text:s/>Platí to o poplatku<text:s/>300,-<text:s/>Kč při nástupu do domova za označení osobního prádla. Odkazuji<text:s/>na stranu<text:s/>11 Doplňujícího materiálu k Doporučenému postupu MPSV č. 4/2013, který se věnuje nastavení fakultativních činností v sociálních službách.<text:span text:style-name="Značkapozn.podčarou"><text:note text:note-class="footnote" text:id="_ftn2"><text:note-citation>3</text:note-citation><text:note-body><text:p text:style-name="Textpozn.podčarou"><text:s/><text:span text:style-name="T131">Ministerstvo práce a sociálních věcí. Otázky a odpovědi k nastavení fakultativních činností v sociálních službách. Doplňující materiál k Doporučenému postupu MPSV č. 4/2013.</text:span><text:span text:style-name="T132"><text:s/></text:span><text:span text:style-name="T133">[online]. Praha: 2013 [cit.<text:s/></text:span><text:span text:style-name="T134">7</text:span><text:span text:style-name="T135">.<text:s/></text:span><text:span text:style-name="T136">2</text:span><text:span text:style-name="T137">. 201</text:span><text:span text:style-name="T138">4</text:span><text:span text:style-name="T139">]. Dostupné z:</text:span><text:s/><text:span text:style-name="T140">http://www.mpsv.cz/files/clanky/16920/postup_4_2013_doplneni.pdf</text:span><text:span text:style-name="T141">.</text:span></text:p></text:note-body></text:note></text:span><text:s/>I dle tohoto materiálu se jedná o činnost základní. Zařízení je totiž povinno praní klientovi zajistit, z čehož<text:s/>dle<text:s/>Ministerstva práce a sociálních věcí logicky vyplývá i povinnost zajistit mu i předání vypraného prádla.<text:s/>Problematické je i paušální vybírání poplatku za užívání společné televizní antény. V podrobnostech Vás odkazuji na výše citovaný materiál MPSV, s. 3.<text:s/><text:span text:style-name="T142">Doporučení trvá.</text:span></text:p>
      <text:p text:style-name="P143"/>
      <text:soft-page-break/>
      <text:p text:style-name="P144"><text:span text:style-name="T145">Doporučení 8.1</text:span><text:span text:style-name="T146">:</text:span><text:span text:style-name="T147"><text:s/>Navýšit počet personálu v přímé péči a počet aktivizačních pracovníků</text:span><text:span text:style-name="T148">.</text:span></text:p>
      <text:p text:style-name="P149">Doporučení nebylo splněno. Samotní zaměstnanci zařízení během rozhovorů poukazovali na nedostatek personálu.<text:s/><text:span text:style-name="T150">Doporučení trvá.</text:span></text:p>
      <text:p text:style-name="P151">Vážená paní ředitelko, v souladu s § 21a odst. 4 zákona č. 349/1999 Sb., o veřejném ochránci práv, ve znění pozdějších předpisů,<text:s/>Vás tímto vyzývám, abyste se ve lhůtě 30 dnů vyjádřila k přetrvávajícím pochybením.<text:s/></text:p>
      <text:p text:style-name="Základnítextodsazený">S pozdravem</text:p>
      <text:p text:style-name="Základnítextodsazený"/>
      <text:p text:style-name="Základnítextodsazený"/>
      <text:p text:style-name="Základnítextodsazený"/>
      <text:p text:style-name="Základnítextodsazený"/>
      <text:p text:style-name="podpis">Mgr. Anna   <text:span text:style-name="T152">Š</text:span><text:span text:style-name="T153">a</text:span><text:span text:style-name="T154">batov</text:span>á,<text:s/>Ph.D.</text:p>
      <text:p text:style-name="podpis">veřejná ochránkyně práv</text:p>
      <text:p text:style-name="podpis"/>
      <text:p text:style-name="podpis"/>
      <text:p text:style-name="Normální"/>
      <text:p text:style-name="Normální"/>
      <text:p text:style-name="Normální"/>
      <text:p text:style-name="Normální"/>
      <text:p text:style-name="Normální"/>
      <text:p text:style-name="Normální"/>
      <text:p text:style-name="Normální"/>
      <text:p text:style-name="Normální"/>
      <text:p text:style-name="Normální"><text:span text:style-name="Silné">Příloh</text:span><text:span text:style-name="Silné">a</text:span></text:p>
      <text:p text:style-name="Normální"><text:span text:style-name="T155">Zpráva nutričního terapeuta</text:span></text:p>
      <text:p text:style-name="Normální"/>
      <text:p text:style-name="Normální"/>
      <text:p text:style-name="Normální"/>
      <text:p text:style-name="Normální"/>
      <text:p text:style-name="Normální">Vážená paní</text:p>
      <text:p text:style-name="Normální">Mgr. Milada Chylíková</text:p>
      <text:p text:style-name="Normální">ředitelka</text:p>
      <text:p text:style-name="Normální">Domov pro seniory Světlo</text:p>
      <text:p text:style-name="Normální">Drhovle 44</text:p>
      <text:p text:style-name="Normální">379 01 <text:s/>Písek</text:p>
      <text:p text:style-name="Normální"/>
      <text:p text:style-name="Normální"/>
      <text:p text:style-name="kontakt"/>
      <text:p text:style-name="kontakt">Údolní 39</text:p>
      <text:p text:style-name="kontakt">602 00 Brno</text:p>
      <text:p text:style-name="kontakt">tel: (+420) 542 542 888, fax: (+420) 542 542 112</text:p>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Základnítextodsazený" style:next-style-name="Normální" style:default-outline-level="1">
      <style:paragraph-properties fo:keep-with-next="always" fo:text-align="center" fo:text-indent="0in"/>
      <style:text-properties fo:font-weight="bold" style:font-weight-asian="bold" fo:font-size="13pt" style:font-size-asian="13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Základnítextodsazený" style:next-style-name="Normální" style:default-outline-level="3">
      <style:paragraph-properties fo:text-align="start" fo:text-indent="0in"/>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kladnítextodsazený" style:display-name="Základní text odsazený" style:family="paragraph" style:parent-style-name="Normální">
      <style:paragraph-properties fo:text-align="justify" fo:margin-top="0.1666in" fo:margin-bottom="0.1666in" fo:text-indent="0.5in"/>
      <style:text-properties fo:hyphenate="false"/>
    </style:style>
    <style:style style:name="Základnítext" style:display-name="Základní text" style:family="paragraph" style:parent-style-name="Normální">
      <style:paragraph-properties fo:margin-top="0.1666in" fo:margin-bottom="0.1666in"/>
      <style:text-properties fo:hyphenate="false"/>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style:text-properties fo:font-size="9pt" style:font-size-asian="9pt" style:font-size-complex="9pt" fo:hyphenate="false"/>
    </style:style>
    <style:style style:name="Značkapozn.podčarou" style:display-name="Značka pozn. pod čarou" style:family="text">
      <style:text-properties style:font-name="Arial" fo:font-weight="normal" style:font-weight-asian="normal" fo:font-style="normal" style:font-style-asian="normal" style:text-line-through-type="none" style:text-position="super 66.6%" fo:font-size="12pt" style:font-size-asian="12pt"/>
    </style:style>
    <style:style style:name="ZákladnítextodsazenýChar" style:display-name="Základní text odsazený Char" style:family="text"/>
    <style:style style:name="Hypertextovýodkaz" style:display-name="Hypertextový odkaz" style:family="text">
      <style:text-properties style:font-name="Arial" fo:color="#0000FF" fo:font-size="12pt" style:font-size-asian="12pt"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výraznění" style:display-name="Zvýraznění" style:family="text">
      <style:text-properties fo:font-style="italic" style:font-style-asian="italic" style:font-style-complex="italic"/>
    </style:style>
    <style:style style:name="ZákladnítextChar" style:display-name="Základní text Char" style:family="text" style:parent-style-name="Standardnípísmoodstavc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font-size="13pt" style:font-size-asian="13pt" style:font-size-complex="13pt"/>
    </style:style>
    <style:style style:name="Seznam" style:display-name="Seznam" style:family="paragraph" style:parent-style-name="Normální" style:list-style-name="LFO16">
      <style:paragraph-properties fo:text-align="justify" fo:margin-top="0.0833in" fo:margin-bottom="0.0833in" fo:text-indent="-0.5in"/>
      <style:text-propertie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18">
      <style:paragraph-properties fo:text-align="justify" fo:margin-top="0.0833in" fo:margin-bottom="0.0833in" fo:margin-left="0.4923in" fo:text-indent="-0.4923in">
        <style:tab-stops/>
      </style:paragraph-properties>
      <style:text-properties fo:hyphenate="false"/>
    </style:style>
    <style:style style:name="datumaznačka" style:display-name="datum a značka" style:family="paragraph" style:parent-style-name="Normální">
      <style:paragraph-properties style:text-autospace="none" fo:margin-left="4.0361in">
        <style:tab-stops/>
      </style:paragraph-properties>
      <style:text-properties fo:hyphenate="false"/>
    </style:style>
    <style:style style:name="hlavičkaVOP" style:display-name="hlavička VOP" style:family="paragraph" style:parent-style-name="Normální" style:next-style-name="hlavičkaVOP2">
      <style:paragraph-properties fo:text-align="center" fo:margin-right="3.7388in">
        <style:tab-stops>
          <style:tab-stop style:type="left" style:position="2.5597in"/>
        </style:tab-stops>
      </style:paragraph-properties>
      <style:text-properties style:font-name-complex="Arial" fo:font-weight="bold" style:font-weight-asian="bold" style:font-weight-complex="bold" fo:font-style="italic" style:font-style-asian="italic" style:font-style-complex="italic" fo:font-size="16pt" style:font-size-asian="16pt" style:font-size-complex="16pt" fo:hyphenate="false"/>
    </style:style>
    <style:style style:name="hlavičkaVOP2" style:display-name="hlavička VOP 2" style:family="paragraph" style:parent-style-name="Normální" style:next-style-name="Normální">
      <style:paragraph-properties fo:margin-right="3.7388in">
        <style:tab-stops>
          <style:tab-stop style:type="left" style:position="2.4611in"/>
        </style:tab-stops>
      </style:paragraph-properties>
      <style:text-properties style:font-name-complex="Arial" fo:font-style="italic" style:font-style-asian="italic" style:font-style-complex="italic" fo:font-size="16pt" style:font-size-asian="16pt" style:font-size-complex="16pt" fo:hyphenate="false"/>
    </style:style>
    <style:style style:name="hlavičkaZVOP" style:display-name="hlavička ZVOP" style:family="paragraph" style:parent-style-name="Normální" style:next-style-name="hlavičkaZVOP2">
      <style:paragraph-properties fo:margin-right="2.559in"/>
      <style:text-properties fo:font-weight="bold" style:font-weight-asian="bold" fo:font-style="italic" style:font-style-asian="italic" fo:font-size="16pt" style:font-size-asian="16pt" fo:hyphenate="false"/>
    </style:style>
    <style:style style:name="hlavičkaZVOP2" style:display-name="hlavička ZVOP 2" style:family="paragraph" style:parent-style-name="Normální" style:next-style-name="Normální">
      <style:paragraph-properties fo:text-align="center" fo:margin-right="2.6562in"/>
      <style:text-properties fo:font-style="italic" style:font-style-asian="italic" fo:font-size="16pt" style:font-size-asian="16pt" fo:hyphenate="false"/>
    </style:style>
    <style:style style:name="kontakt" style:display-name="kontakt" style:family="paragraph" style:parent-style-name="Normální">
      <style:paragraph-properties fo:text-align="center"/>
      <style:text-properties fo:font-size="9pt" style:font-size-asian="9pt" style:font-size-complex="10pt" fo:hyphenate="false"/>
    </style:style>
    <style:style style:name="zákoncitace" style:display-name="zákon (citace)" style:family="paragraph" style:parent-style-name="Normální">
      <style:paragraph-properties fo:text-align="justify"/>
      <style:text-properties fo:font-style="italic" style:font-style-asian="italic" fo:font-size="11pt" style:font-size-asian="11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1pt" style:font-size-asian="11pt" fo:hyphenate="false"/>
    </style:style>
    <style:style style:name="Bezmezer" style:display-name="Bez mezer" style:family="paragraph">
      <style:paragraph-properties fo:text-align="justify"/>
      <style:text-properties style:font-name-asian="Calibri" fo:font-size="12pt" style:font-size-asian="12pt" style:font-size-complex="11pt" style:language-asian="en" style:country-asian="US"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Arial" fo:font-weight="normal" style:font-weight-asian="normal" fo:font-style="normal" style:font-style-asian="normal" fo:font-size="12pt" style:font-size-asian="12pt"/>
    </style: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ální" style:family="paragraph">
      <style:paragraph-properties fo:text-align="center"/>
    </style:style>
    <style:style style:name="T3" style:parent-style-name="Standardnípísmoodstavce" style:family="text">
      <style:text-properties fo:font-size="10pt" style:font-size-asian="10pt" style:font-size-complex="10pt"/>
    </style:style>
  </office:automatic-styles>
  <office:master-styles>
    <style:master-page style:name="MP0" style:page-layout-name="PL0">
      <style:footer>
        <text:p text:style-name="P2"><text:span text:style-name="T3"><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subject/>
    <meta:initial-creator>Hradilová Adéla JUDr.</meta:initial-creator>
    <dc:creator>Bádrová Pavlína Mgr.</dc:creator>
    <meta:creation-date>2018-02-13T09:33:00Z</meta:creation-date>
    <dc:date>2018-02-13T09:33:00Z</dc:date>
    <meta:print-date>2014-02-27T09:27:00Z</meta:print-date>
    <meta:template xlink:href="dopis-VOPaZVOP" xlink:type="simple"/>
    <meta:editing-cycles>2</meta:editing-cycles>
    <meta:editing-duration>PT0S</meta:editing-duration>
    <meta:document-statistic meta:page-count="8" meta:paragraph-count="40" meta:word-count="2937" meta:character-count="20226" meta:row-count="144" meta:non-whitespace-character-count="17329"/>
  </office:meta>
</office:document-meta>
</file>